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14cm"/>
      <style:paragraph-properties style:writing-mode="lr-tb"/>
    </style:style>
    <style:style style:name="gr6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0.70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1.274cm" fo:min-width="1.1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line-height="0.508cm" fo:text-align="center"/>
    </style:style>
    <style:style style:name="P5" style:family="paragraph">
      <loext:graphic-properties draw:fill="none"/>
      <style:paragraph-properties fo:line-height="0.508cm" fo:text-align="center"/>
      <style:text-properties fo:font-size="16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sub 58%" fo:font-size="1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style:text-position="sub 58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0.635cm" svg:x="3.156cm" svg:y="4.1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4cm" svg:height="0.635cm" svg:x="8.057cm" svg:y="1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381cm" svg:height="0.381cm" svg:x="6.203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96cm" svg:y1="4.516cm" svg:x2="6.203cm" svg:y2="4.518cm" draw:start-shape="id1" draw:end-shape="id2" draw:end-glue-point="6" svg:d="M5696 4516l507 2" svg:viewBox="0 0 508 3">
          <text:p/>
        </draw:connector>
        <draw:connector draw:style-name="gr4" draw:text-style-name="P1" draw:layer="layout" svg:x1="6.394cm" svg:y1="4.327cm" svg:x2="8.057cm" svg:y2="1.616cm" draw:start-shape="id2" draw:start-glue-point="4" draw:end-shape="id3" draw:end-glue-point="3" svg:d="M6394 4327v-2711h1663" svg:viewBox="0 0 1664 2712">
          <text:p/>
        </draw:connector>
        <draw:frame draw:style-name="gr5" draw:text-style-name="P3" draw:layer="layout" svg:width="1.651cm" svg:height="0.864cm" svg:x="7.92cm" svg:y="1.188cm">
          <draw:text-box>
            <text:p><text:span text:style-name="T1">Z</text:span><text:span text:style-name="T2">2</text:span></text:p>
          </draw:text-box>
        </draw:frame>
        <draw:connector draw:style-name="gr3" draw:text-style-name="P2" draw:layer="layout" draw:type="line" svg:x1="6.584cm" svg:y1="4.518cm" svg:x2="9.009cm" svg:y2="4.508cm" draw:start-shape="id2" draw:start-glue-point="10" svg:d="M6584 4518l2425-10" svg:viewBox="0 0 2426 11">
          <text:p/>
        </draw:connector>
        <draw:custom-shape draw:style-name="gr2" draw:text-style-name="P1" draw:layer="layout" svg:width="0.381cm" svg:height="0.381cm" svg:x="6.203cm" svg:y="1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381cm" svg:height="0.381cm" svg:x="12.003cm" svg:y="1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97cm" svg:y1="1.616cm" svg:x2="12.003cm" svg:y2="1.618cm" draw:start-shape="id3" draw:start-glue-point="1" draw:end-shape="id4" draw:end-glue-point="6" svg:d="M10597 1616l1406 2" svg:viewBox="0 0 1407 3">
          <text:p/>
        </draw:connector>
        <draw:connector draw:style-name="gr6" draw:text-style-name="P1" draw:layer="layout" svg:x1="12.194cm" svg:y1="4.827cm" svg:x2="12.194cm" svg:y2="1.808cm" draw:start-shape="id5" draw:start-glue-point="4" draw:end-shape="id4" draw:end-glue-point="8" svg:d="M12194 4827v-3019" svg:viewBox="0 0 1 3020">
          <text:p/>
        </draw:connector>
        <draw:custom-shape draw:style-name="gr2" draw:text-style-name="P1" xml:id="id5" draw:id="id5" draw:layer="layout" svg:width="0.381cm" svg:height="0.381cm" svg:x="12.003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54cm" svg:height="0.635cm" draw:transform="rotate (1.5707963267949) translate (11.867cm 8.031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51cm" svg:height="0.864cm" svg:x="11.759cm" svg:y="7.209cm">
          <draw:text-box>
            <text:p><text:span text:style-name="T1">Z</text:span><text:span text:style-name="T2">b</text:span></text:p>
          </draw:text-box>
        </draw:frame>
        <draw:connector draw:style-name="gr3" draw:text-style-name="P2" draw:layer="layout" draw:type="line" svg:x1="12.194cm" svg:y1="5.208cm" svg:x2="12.184cm" svg:y2="5.491cm" draw:start-shape="id5" draw:start-glue-point="8" draw:end-shape="id6" draw:end-glue-point="1" svg:d="M12194 5208l-10 283" svg:viewBox="0 0 11 284">
          <text:p/>
        </draw:connector>
        <draw:connector draw:style-name="gr6" draw:text-style-name="P1" draw:layer="layout" draw:line-skew="-2.286cm" svg:x1="9.184cm" svg:y1="5.518cm" svg:x2="11.999cm" svg:y2="8.618cm" draw:end-shape="id7" draw:end-glue-point="6" svg:d="M9184 5518h-1142v3100h3957" svg:viewBox="0 0 3958 3101">
          <text:p/>
        </draw:connector>
        <draw:connector draw:style-name="gr3" draw:text-style-name="P2" draw:layer="layout" draw:type="line" svg:x1="10.953cm" svg:y1="4.995cm" svg:x2="12.003cm" svg:y2="5.018cm" draw:end-shape="id5" draw:end-glue-point="6" svg:d="M10953 4995l1050 23" svg:viewBox="0 0 1051 24">
          <text:p/>
        </draw:connector>
        <draw:connector draw:style-name="gr3" draw:text-style-name="P2" draw:layer="layout" draw:type="line" svg:x1="12.184cm" svg:y1="8.031cm" svg:x2="12.185cm" svg:y2="9.078cm" draw:start-shape="id6" draw:start-glue-point="3" draw:end-shape="id8" draw:end-glue-point="1" svg:d="M12184 8031l1 1047" svg:viewBox="0 0 2 1048">
          <text:p/>
        </draw:connector>
        <draw:line draw:style-name="gr7" draw:text-style-name="P2" draw:layer="layout" svg:x1="12.163cm" svg:y1="11.381cm" svg:x2="12.163cm" svg:y2="12.016cm">
          <text:p/>
        </draw:line>
        <draw:line draw:style-name="gr8" draw:text-style-name="P2" draw:layer="layout" svg:x1="11.461cm" svg:y1="12.016cm" svg:x2="12.858cm" svg:y2="12.016cm">
          <text:p/>
        </draw:line>
        <draw:line draw:style-name="gr8" draw:text-style-name="P2" draw:layer="layout" svg:x1="11.715cm" svg:y1="12.216cm" svg:x2="12.604cm" svg:y2="12.216cm">
          <text:p/>
        </draw:line>
        <draw:line draw:style-name="gr8" draw:text-style-name="P2" draw:layer="layout" svg:x1="11.969cm" svg:y1="12.416cm" svg:x2="12.35cm" svg:y2="12.416cm">
          <text:p/>
        </draw:line>
        <draw:custom-shape draw:style-name="gr2" draw:text-style-name="P1" xml:id="id7" draw:id="id7" draw:layer="layout" svg:width="0.381cm" svg:height="0.381cm" svg:x="11.999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384cm" svg:y1="5.018cm" svg:x2="13.47cm" svg:y2="5.016cm" draw:start-shape="id5" draw:start-glue-point="10" svg:d="M12384 5018l1086-2" svg:viewBox="0 0 1087 3">
          <text:p/>
        </draw:connector>
        <draw:line draw:style-name="gr3" draw:text-style-name="P2" draw:layer="layout" svg:x1="9.808cm" svg:y1="3.682cm" svg:x2="9.808cm" svg:y2="6.476cm">
          <text:p/>
        </draw:line>
        <draw:custom-shape draw:style-name="gr2" draw:text-style-name="P1" draw:layer="layout" svg:width="0.381cm" svg:height="0.381cm" svg:x="9.632cm" svg:y="3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13cm" svg:height="2.286cm" draw:transform="rotate (-1.5707963267949) translate (10.966cm 3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651cm" svg:height="1.524cm" svg:x="8.199cm" svg:y="4.308cm">
          <text:p text:style-name="P4"><text:span text:style-name="T3">-</text:span></text:p>
          <text:p text:style-name="P4"><text:span text:style-name="T4"/></text:p>
          <text:p text:style-name="P4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9.632cm" svg:y="6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524cm" svg:height="1.836cm" svg:x="9.981cm" svg:y="6.095cm">
          <draw:text-box>
            <text:p>V<text:span text:style-name="T5">cc</text:span></text:p>
          </draw:text-box>
        </draw:frame>
        <draw:frame draw:style-name="gr11" draw:text-style-name="P6" draw:layer="layout" svg:width="1.524cm" svg:height="1.836cm" svg:x="9.981cm" svg:y="2.995cm">
          <draw:text-box>
            <text:p>V<text:span text:style-name="T5">ee</text:span></text:p>
          </draw:text-box>
        </draw:frame>
        <draw:custom-shape draw:style-name="gr1" draw:text-style-name="P1" xml:id="id8" draw:id="id8" draw:layer="layout" svg:width="2.54cm" svg:height="0.635cm" draw:transform="rotate (1.5707963267949) translate (11.868cm 11.618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51cm" svg:height="0.864cm" svg:x="11.76cm" svg:y="10.796cm">
          <draw:text-box>
            <text:p><text:span text:style-name="T1">Z</text:span><text:span text:style-name="T2">a</text:span></text:p>
          </draw:text-box>
        </draw:frame>
        <draw:frame draw:style-name="gr12" draw:text-style-name="P7" xml:id="id9" draw:id="id9" draw:layer="layout" svg:width="1.524cm" svg:height="1.171cm" svg:x="0.809cm" svg:y="3.927cm">
          <draw:text-box>
            <text:p text:style-name="P1">V<text:span text:style-name="T5">in</text:span></text:p>
          </draw:text-box>
        </draw:frame>
        <draw:connector draw:style-name="gr3" draw:text-style-name="P2" draw:layer="layout" draw:type="line" svg:x1="2.333cm" svg:y1="4.512cm" svg:x2="3.156cm" svg:y2="4.516cm" draw:start-shape="id9" draw:start-glue-point="1" draw:end-shape="id1" draw:end-glue-point="3" svg:d="M2333 4512l823 4" svg:viewBox="0 0 824 5">
          <text:p/>
        </draw:connector>
        <draw:custom-shape draw:style-name="gr2" draw:text-style-name="P1" draw:layer="layout" svg:width="0.381cm" svg:height="0.381cm" svg:x="2.103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651cm" svg:height="0.864cm" svg:x="3.021cm" svg:y="4.088cm">
          <draw:text-box>
            <text:p><text:span text:style-name="T1">Z</text:span><text:span text:style-name="T2">1</text:span></text:p>
          </draw:text-box>
        </draw:frame>
        <draw:custom-shape draw:style-name="gr2" draw:text-style-name="P1" draw:layer="layout" svg:width="0.381cm" svg:height="0.381cm" svg:x="13.291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524cm" svg:height="1.171cm" svg:x="13.667cm" svg:y="4.49cm">
          <draw:text-box>
            <text:p text:style-name="P1">V<text:span text:style-name="T5">out</text:span></text:p>
          </draw:text-box>
        </draw:frame>
        <draw:frame draw:style-name="gr13" draw:text-style-name="P6" draw:layer="layout" svg:width="0.853cm" svg:height="0.962cm" svg:x="1.989cm" svg:y="4.913cm">
          <draw:text-box>
            <text:p>1</text:p>
          </draw:text-box>
        </draw:frame>
        <draw:frame draw:style-name="gr13" draw:text-style-name="P6" draw:layer="layout" svg:width="0.853cm" svg:height="0.962cm" svg:x="5.99cm" svg:y="4.913cm">
          <draw:text-box>
            <text:p>2</text:p>
          </draw:text-box>
        </draw:frame>
        <draw:frame draw:style-name="gr13" draw:text-style-name="P6" draw:layer="layout" svg:width="0.853cm" svg:height="0.962cm" svg:x="12.691cm" svg:y="1.113cm">
          <draw:text-box>
            <text:p>3</text:p>
          </draw:text-box>
        </draw:frame>
        <draw:frame draw:style-name="gr13" draw:text-style-name="P6" draw:layer="layout" svg:width="0.853cm" svg:height="0.962cm" svg:x="12.692cm" svg:y="8.113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3465a4" draw:marker-start-width="0.279cm" draw:marker-end-width="0.279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9:31:41.271811690</meta:creation-date>
    <dc:date>2021-06-04T11:53:20.447412240</dc:date>
    <meta:editing-duration>PT55M11S</meta:editing-duration>
    <meta:editing-cycles>81</meta:editing-cycles>
    <meta:generator>LibreOffice/6.4.7.2$Linux_X86_64 LibreOffice_project/40$Build-2</meta:generator>
    <meta:document-statistic meta:object-count="43"/>
  </office:meta>
</office:document-meta>
</file>